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2" style:name="a2170e7" style:parent-style-name="ListParagraph">
      <style:paragraph-properties/>
    </style:style>
    <style:style style:family="paragraph" style:list-style-name="L2" style:name="a7d8402" style:parent-style-name="ListParagraph">
      <style:paragraph-properties/>
    </style:style>
    <style:style style:family="paragraph" style:list-style-name="L2" style:name="a0929ef" style:parent-style-name="ListParagraph">
      <style:paragraph-properties/>
    </style:style>
    <style:style style:family="paragraph" style:list-style-name="L2" style:name="af5106f" style:parent-style-name="ListParagraph">
      <style:paragraph-properties/>
    </style:style>
    <style:style style:family="paragraph" style:list-style-name="L1" style:name="a9ce3b4" style:parent-style-name="ListParagraph">
      <style:paragraph-properties/>
    </style:style>
    <text:list-style style:name="L2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</office:automatic-styles>
  <office:body>
    <office:text>
      <text:list text:continue-numbering="true" text:style-name="L1">
        <text:list-item>
          <text:p text:style-name="a9ce3b4">a</text:p>
        </text:list-item>
      </text:list>
      <text:list text:continue-numbering="true" text:style-name="L2">
        <text:list-item>
          <text:list>
            <text:list-item>
              <text:p text:style-name="af5106f">a</text:p>
            </text:list-item>
          </text:list>
        </text:list-item>
      </text:list>
      <text:list text:continue-numbering="true" text:style-name="L2">
        <text:list-item>
          <text:list>
            <text:list-item>
              <text:p text:style-name="a0929ef">b</text:p>
            </text:list-item>
          </text:list>
        </text:list-item>
      </text:list>
      <text:list text:continue-numbering="true" text:style-name="L2">
        <text:list-item>
          <text:list>
            <text:list-item>
              <text:p text:style-name="a7d8402">c</text:p>
            </text:list-item>
          </text:list>
        </text:list-item>
      </text:list>
      <text:list text:continue-numbering="true" text:style-name="L2">
        <text:list-item>
          <text:list>
            <text:list-item>
              <text:p text:style-name="a2170e7">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7</dc:date>
    <meta:editing-cycles>2</meta:editing-cycles>
    <meta:editing-duration>PT0.005S</meta:editing-duration>
  </office:meta>
</office:document-meta>
</file>